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Rozdział IV</text:h>
      <text:p text:style-name="P9">Tymczasem w Stambule</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 Trembowli ruszył i dalsze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span></text:p>
      <text:p text:style-name="P9">"Wielce miła moja serca a duszy pociecho...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text:soft-page-break/></text:p>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8T06:56:04.40</dc:date>
    <meta:editing-cycles>856</meta:editing-cycles>
    <meta:editing-duration>P2DT11H10M11S</meta:editing-duration>
    <meta:document-statistic meta:table-count="0" meta:image-count="0" meta:object-count="0" meta:page-count="16" meta:paragraph-count="144" meta:word-count="7579" meta:character-count="5119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